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uboid</text:p>
          </table:table-cell>
          <table:table-cell/>
        </table:table-row>
        <table:table-row table:style-name="ro1">
          <table:table-cell office:value-type="string" calcext:value-type="string">
            <text:p>Ixx</text:p>
          </table:table-cell>
          <table:table-cell table:formula="of:=[.B6]/12*([.B4]^2+[.B5]^2)" office:value-type="float" office:value="120.15" calcext:value-type="float">
            <text:p>120.15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table:formula="of:=[.B6]/12*([.B3]^2+[.B5]^2)" office:value-type="float" office:value="393.9" calcext:value-type="float">
            <text:p>393.9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table:formula="of:=[.B6]/12*([.B3]^2+[.B4]^2)" office:value-type="float" office:value="446.55" calcext:value-type="float">
            <text:p>446.5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lipsoid</text:p>
          </table:table-cell>
          <table:table-cell/>
        </table:table-row>
        <table:table-row table:style-name="ro1">
          <table:table-cell/>
          <table:table-cell table:style-name="ce1" table:formula="of:=[.B6]/5*([.B4]^2+[.B5]^2)" office:value-type="float" office:value="288.36" calcext:value-type="float">
            <text:p>288.36</text:p>
          </table:table-cell>
        </table:table-row>
        <table:table-row table:style-name="ro1">
          <table:table-cell/>
          <table:table-cell table:style-name="ce1" table:formula="of:=[.B6]/5*([.B3]^2+[.B5]^2)" office:value-type="float" office:value="945.36" calcext:value-type="float">
            <text:p>945.36</text:p>
          </table:table-cell>
        </table:table-row>
        <table:table-row table:style-name="ro1">
          <table:table-cell/>
          <table:table-cell table:style-name="ce1" table:formula="of:=[.B6]/12*([.B3]^2+[.B4]^2)" office:value-type="float" office:value="446.55" calcext:value-type="float">
            <text:p>446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4:04:07.763697756</meta:creation-date>
    <dc:date>2018-01-26T14:09:23.201459403</dc:date>
    <meta:editing-duration>PT5M15S</meta:editing-duration>
    <meta:editing-cycles>1</meta:editing-cycles>
    <meta:document-statistic meta:table-count="1" meta:cell-count="19" meta:object-count="0"/>
    <meta:generator>LibreOffice/5.1.6.2$Linux_X86_64 LibreOffice_project/10m0$Build-2</meta:generator>
  </office:meta>
</office:document-meta>
</file>